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000000" style:font-name="Arial" fo:font-size="14pt" fo:font-weight="bold" officeooo:rsid="000f5a42" officeooo:paragraph-rsid="000f5a42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4pt" fo:font-weight="bold" officeooo:rsid="00117269" officeooo:paragraph-rsid="00117269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113150" officeooo:paragraph-rsid="0011315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113150" officeooo:paragraph-rsid="00114c88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114c88" officeooo:paragraph-rsid="00114c88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117269" officeooo:paragraph-rsid="00117269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4pt" fo:font-weight="normal" officeooo:rsid="001356be" officeooo:paragraph-rsid="001356be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officeooo:rsid="000f5a42" officeooo:paragraph-rsid="000f5a42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weight="bold" officeooo:rsid="000f5a42" officeooo:paragraph-rsid="000f5a4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fo:font-size="20pt" fo:font-weight="bold" officeooo:rsid="000f5a42" officeooo:paragraph-rsid="000f5a42" style:font-size-asian="20pt" style:font-weight-asian="bold" style:font-size-complex="20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fo:font-size="20pt" officeooo:paragraph-rsid="000f5a42" style:font-size-asian="20pt" style:font-size-complex="20pt"/>
    </style:style>
    <style:style style:name="P13" style:family="paragraph" style:parent-style-name="Standard">
      <style:paragraph-properties fo:text-align="start" style:justify-single-word="false"/>
      <style:text-properties fo:color="#000000" fo:font-size="20pt" fo:font-weight="normal" officeooo:paragraph-rsid="000f5a42" style:font-size-asian="20pt" style:font-weight-asian="normal" style:font-size-complex="2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ize="20pt" fo:font-weight="normal" officeooo:paragraph-rsid="000f5a42" style:font-size-asian="20pt" style:font-weight-asian="normal" style:font-size-complex="20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4pt" fo:letter-spacing="normal" fo:font-style="normal" fo:font-weight="bold" officeooo:rsid="000f5a42" officeooo:paragraph-rsid="00150f1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officeooo:paragraph-rsid="00113150"/>
    </style:style>
    <style:style style:name="P18" style:family="paragraph" style:parent-style-name="Standard">
      <style:paragraph-properties fo:text-align="justify" style:justify-single-word="false"/>
      <style:text-properties officeooo:paragraph-rsid="00150f1b"/>
    </style:style>
    <style:style style:name="P19" style:family="paragraph" style:parent-style-name="Standard">
      <style:paragraph-properties fo:text-align="justify" style:justify-single-word="false"/>
      <style:text-properties officeooo:rsid="00150f1b" officeooo:paragraph-rsid="00150f1b"/>
    </style:style>
    <style:style style:name="P20" style:family="paragraph" style:parent-style-name="Standard">
      <style:paragraph-properties fo:text-align="justify" style:justify-single-word="false" fo:break-before="column"/>
      <style:text-properties fo:color="#000000" style:font-name="Arial" fo:font-size="14pt" fo:font-weight="normal" officeooo:rsid="00113150" officeooo:paragraph-rsid="00114c88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break-before="column"/>
      <style:text-properties fo:color="#000000" style:font-name="Arial" fo:font-size="14pt" fo:font-weight="bold" officeooo:rsid="00114c88" officeooo:paragraph-rsid="00114c88" style:font-size-asian="14pt" style:font-weight-asian="bold" style:font-size-complex="14pt" style:font-weight-complex="bold"/>
    </style:style>
    <style:style style:name="T1" style:family="text">
      <style:text-properties officeooo:rsid="000f5a42"/>
    </style:style>
    <style:style style:name="T2" style:family="text">
      <style:text-properties style:font-name="Arial"/>
    </style:style>
    <style:style style:name="T3" style:family="text">
      <style:text-properties style:font-name="Arial" fo:font-weight="bold" officeooo:rsid="000f5a42" style:font-weight-asian="bold" style:font-weight-complex="bold"/>
    </style:style>
    <style:style style:name="T4" style:family="text">
      <style:text-properties style:font-name="Arial" officeooo:rsid="000f5a42"/>
    </style:style>
    <style:style style:name="T5" style:family="text">
      <style:text-properties style:font-name="Arial" fo:font-size="12pt" fo:font-weight="bold" officeooo:rsid="000f5a42" style:font-size-asian="12pt" style:font-weight-asian="bold" style:font-size-complex="12pt" style:font-weight-complex="bold"/>
    </style:style>
    <style:style style:name="T6" style:family="text">
      <style:text-properties style:font-name="Arial" fo:font-size="14pt" fo:font-weight="bold" officeooo:rsid="000f5a42" style:font-size-asian="14pt" style:font-weight-asian="bold" style:font-size-complex="14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3c4043" style:font-name="Roboto" fo:font-size="10.5pt" fo:letter-spacing="normal" fo:font-style="normal" fo:font-weight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font-size="12pt" fo:letter-spacing="normal" fo:font-style="normal" style:font-size-asian="10.5pt" style:font-size-complex="12pt"/>
    </style:style>
    <style:style style:name="T11" style:family="text">
      <style:text-properties fo:font-variant="normal" fo:text-transform="none" fo:font-size="12pt" fo:letter-spacing="normal" fo:font-style="normal" officeooo:rsid="00114c88" style:font-size-asian="10.5pt" style:font-size-complex="12pt"/>
    </style:style>
    <style:style style:name="T12" style:family="text">
      <style:text-properties fo:font-variant="normal" fo:text-transform="none" fo:font-size="12pt" fo:letter-spacing="normal" fo:font-style="normal" officeooo:rsid="001356be" style:font-size-asian="10.5pt" style:font-size-complex="12pt"/>
    </style:style>
    <style:style style:name="T13" style:family="text">
      <style:text-properties fo:font-variant="normal" fo:text-transform="none" fo:font-size="12pt" fo:letter-spacing="normal" fo:font-style="normal" fo:font-weight="bold" style:font-size-asian="10.5pt" style:font-weight-asian="bold" style:font-size-complex="12pt" style:font-weight-complex="bold"/>
    </style:style>
    <style:style style:name="T14" style:family="text">
      <style:text-properties fo:font-variant="normal" fo:text-transform="none" fo:font-size="12pt" fo:letter-spacing="normal" fo:font-style="normal" fo:font-weight="bold" officeooo:rsid="001356be" style:font-size-asian="10.5pt" style:font-weight-asian="bold" style:font-size-complex="12pt" style:font-weight-complex="bold"/>
    </style:style>
    <style:style style:name="T15" style:family="text">
      <style:text-properties fo:font-variant="normal" fo:text-transform="none" fo:font-size="12pt" fo:letter-spacing="normal" fo:font-style="normal" fo:font-weight="bold" officeooo:rsid="00114c88" style:font-size-asian="10.5pt" style:font-weight-asian="bold" style:font-size-complex="12pt" style:font-weight-complex="bold"/>
    </style:style>
    <style:style style:name="T16" style:family="text">
      <style:text-properties fo:font-variant="normal" fo:text-transform="none" fo:font-size="12pt" fo:letter-spacing="normal" fo:font-style="normal" fo:font-weight="normal" style:font-size-asian="10.5pt" style:font-weight-asian="normal" style:font-size-complex="12pt" style:font-weight-complex="normal"/>
    </style:style>
    <style:style style:name="T17" style:family="text">
      <style:text-properties fo:font-variant="normal" fo:text-transform="none" fo:color="#000000" style:font-name="Arial" fo:font-size="12pt" fo:letter-spacing="normal" fo:font-style="normal" fo:font-weight="normal" style:font-size-asian="10.5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Arial" fo:font-size="12pt" fo:letter-spacing="normal" fo:font-style="normal" fo:font-weight="normal" officeooo:rsid="00113150" style:font-size-asian="10.5pt" style:font-weight-asian="normal" style:font-size-complex="12pt" style:font-weight-complex="normal"/>
    </style:style>
    <style:style style:name="T19" style:family="text">
      <style:text-properties fo:font-variant="normal" fo:text-transform="none" fo:color="#000000" style:font-name="Arial" fo:font-size="12pt" fo:letter-spacing="normal" fo:font-style="normal" fo:font-weight="normal" officeooo:rsid="00150f1b" style:font-size-asian="10.5pt" style:font-weight-asian="normal" style:font-size-complex="12pt" style:font-weight-complex="normal"/>
    </style:style>
    <style:style style:name="T20" style:family="text">
      <style:text-properties fo:font-variant="normal" fo:text-transform="none" fo:color="#000000" style:font-name="Arial" fo:font-size="12pt" fo:letter-spacing="normal" fo:font-style="normal" fo:font-weight="normal" officeooo:rsid="000f5a42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Arial" fo:font-size="12pt" fo:letter-spacing="normal" fo:font-style="normal" fo:font-weight="bold" officeooo:rsid="00113150" style:font-size-asian="10.5pt" style:font-weight-asian="bold" style:font-size-complex="12pt" style:font-weight-complex="bold"/>
    </style:style>
    <style:style style:name="T22" style:family="text">
      <style:text-properties fo:font-variant="normal" fo:text-transform="none" fo:color="#000000" style:font-name="Arial" fo:font-size="12pt" fo:letter-spacing="normal" fo:font-style="normal" fo:font-weight="bold" officeooo:rsid="00150f1b" style:font-size-asian="10.5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style:font-name="Arial" fo:font-size="14pt" fo:letter-spacing="normal" fo:font-style="normal" fo:font-weight="bold" officeooo:rsid="000f5a42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style:font-name="Arial" fo:font-size="14pt" fo:letter-spacing="normal" fo:font-style="normal" fo:font-weight="bold" officeooo:rsid="00150f1b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000000" style:font-name="Arial" fo:font-size="14pt" fo:letter-spacing="normal" fo:font-style="normal" fo:font-weight="normal" officeooo:rsid="000f5a42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Arial" fo:font-size="14pt" fo:letter-spacing="normal" fo:font-style="normal" fo:font-weight="normal" officeooo:rsid="00150f1b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T29" style:family="text">
      <style:text-properties fo:font-variant="normal" fo:text-transform="none" fo:color="#000000" style:font-name="Roboto" fo:font-size="10.5pt" fo:letter-spacing="normal" fo:font-style="normal" fo:font-weight="bold" style:font-weight-asian="bold" style:font-weight-complex="bold"/>
    </style:style>
    <style:style style:name="T30" style:family="text">
      <style:text-properties fo:font-variant="normal" fo:text-transform="none" fo:color="#000000" style:font-name="Roboto" fo:font-size="14pt" fo:letter-spacing="normal" fo:font-style="normal" fo:font-weight="bold" style:font-size-asian="14pt" style:font-weight-asian="bold" style:font-size-complex="14pt" style:font-weight-complex="bold"/>
    </style:style>
    <style:style style:name="T31" style:family="text">
      <style:text-properties fo:color="#000000"/>
    </style:style>
    <style:style style:name="T32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33" style:family="text">
      <style:text-properties fo:color="#000000" fo:font-weight="bold" style:font-weight-asian="bold" style:font-weight-complex="bold"/>
    </style:style>
    <style:style style:name="T3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985*" fo:start-indent="0cm" fo:end-indent="0.249cm"/>
          <style:column style:rel-width="4987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Inglês – Unidade 1 – Beginners </text:span></text:p>
      <text:p text:style-name="P12"><text:span text:style-name="T3">Residência em TIC – Serratec</text:span></text:p>
      <text:p text:style-name="P13"><text:span text:style-name="T5"/></text:p>
      <text:p text:style-name="P14"><text:span text:style-name="T6">1. Traduzir as seguintes frases:</text:span><text:span text:style-name="T4"> </text:span></text:p>
      <text:p text:style-name="P15"/>
      <text:p text:style-name="P9"><text:span text:style-name="T1">a)</text:span> Não é à toa que descontinuaram a produção de hardware, tornou-se inviável ante o que a concorrência produzia em termos de qualidade.</text:p>
      <text:p text:style-name="P9"/>
      <text:p text:style-name="P8"><text:span text:style-name="T7">A:</text:span> It’s no wonder </text:p>
      <text:p text:style-name="P9"/>
      <text:p text:style-name="P9"><text:span text:style-name="T1">b)</text:span> Será que meu código vai compilar corretamente agora?</text:p>
      <text:p text:style-name="P9"/>
      <text:p text:style-name="P10">A:</text:p>
      <text:p text:style-name="P9"/>
      <text:p text:style-name="P9"><text:span text:style-name="T1">c)</text:span> Não é à toa que ele não passou no exame! Ele não estudou absolutamente nada!</text:p>
      <text:p text:style-name="P9"/>
      <text:p text:style-name="P10">A:</text:p>
      <text:p text:style-name="P9"/>
      <text:p text:style-name="P9"><text:span text:style-name="T1">d)</text:span> Não é à toa que descontinuaram a produção de hardware, tornou-se inviável ante o que a concorrência produzia em termos de qualidade.</text:p>
      <text:p text:style-name="P9"/>
      <text:p text:style-name="P10">A:</text:p>
      <text:p text:style-name="P9"/>
      <text:p text:style-name="P9"><text:span text:style-name="T1">e)</text:span> Só que temos que analisar que se o servidor continuar dando pau, vai ser impossível entregar o projeto a tempo. </text:p>
      <text:p text:style-name="P9"/>
      <text:p text:style-name="P10">A:</text:p>
      <text:p text:style-name="P8"/>
      <text:p text:style-name="P1"><text:span text:style-name="T9">2. Identifique as palavras cognatas no texto “What can you do with computers?” e tente dar o significado delas. Faça uma lista das palavras que você acredite necessárias.</text:span></text:p>
      <text:p text:style-name="P1"><text:span text:style-name="T10"/></text:p>
      <text:section text:style-name="Sect1" text:name="Secção1">
        <text:p text:style-name="P17"><text:span text:style-name="T21">People:</text:span><text:span text:style-name="T18"> Pessoa</text:span></text:p>
        <text:p text:style-name="P3"><text:span text:style-name="T13">Computers:</text:span><text:span text:style-name="T10"> Computadores</text:span></text:p>
        <text:p text:style-name="P3"><text:span text:style-name="T13">Projects:</text:span><text:span text:style-name="T10"> Projetos</text:span></text:p>
        <text:p text:style-name="P3"><text:span text:style-name="T13">Information:</text:span><text:span text:style-name="T10"> Informação</text:span></text:p>
        <text:p text:style-name="P4"><text:span text:style-name="T13">Music:</text:span><text:span text:style-name="T10"> Música</text:span></text:p>
        <text:p text:style-name="P6"><text:span text:style-name="T13">Access:</text:span><text:span text:style-name="T10"> Acesso</text:span></text:p>
        <text:p text:style-name="P6"><text:span text:style-name="T13">Urban:</text:span><text:span text:style-name="T10"> Urbano</text:span></text:p>
        <text:p text:style-name="P6"><text:span text:style-name="T13">Populated: </text:span><text:span text:style-name="T10">Populada</text:span></text:p>
        <text:p text:style-name="P6"><text:span text:style-name="T13">Popular:</text:span><text:span text:style-name="T10"> Popular</text:span></text:p>
        <text:p text:style-name="P2"><text:span text:style-name="T10">Visually:</text:span><text:span text:style-name="T16"> Visualmente</text:span></text:p>
        <text:p text:style-name="P6"><text:span text:style-name="T13">Combined:</text:span><text:span text:style-name="T10"> Combinada</text:span></text:p>
        <text:p text:style-name="P6"><text:span text:style-name="T13">Sounds:</text:span><text:span text:style-name="T10"> Sons</text:span></text:p>
        <text:p text:style-name="P6"><text:span text:style-name="T13">Collection: </text:span><text:span text:style-name="T10">Coleção</text:span></text:p>
        <text:p text:style-name="P6"><text:span text:style-name="T14">Millions:</text:span><text:span text:style-name="T12"> Milhões</text:span><text:span text:style-name="T10"> </text:span></text:p>
        <text:p text:style-name="P20"><text:span text:style-name="T15">Finances:</text:span><text:span text:style-name="T11"> Finanças</text:span></text:p>
        <text:p text:style-name="P5"><text:span text:style-name="T13">Communicate:</text:span><text:span text:style-name="T10"> Comunicar</text:span></text:p>
        <text:p text:style-name="P5"><text:span text:style-name="T13">Possibilities:</text:span><text:span text:style-name="T10"> Possibilidades</text:span></text:p>
        <text:p text:style-name="P5"><text:span text:style-name="T13">Computer:</text:span><text:span text:style-name="T10"> Computadores</text:span></text:p>
        <text:p text:style-name="P5"><text:span text:style-name="T13">Connect: </text:span><text:span text:style-name="T10">Conectar</text:span></text:p>
        <text:p text:style-name="P5"><text:span text:style-name="T13">Internet:</text:span><text:span text:style-name="T10"> Internet</text:span></text:p>
        <text:p text:style-name="P6"><text:span text:style-name="T13">Areas:</text:span><text:span text:style-name="T10"> Área</text:span></text:p>
        <text:p text:style-name="P6"><text:span text:style-name="T13">Vast:</text:span><text:span text:style-name="T10"> Vasta</text:span></text:p>
        <text:p text:style-name="P6"><text:span text:style-name="T13">Gigantic:</text:span><text:span text:style-name="T10"> Gigantesca</text:span></text:p>
        <text:p text:style-name="P6"><text:span text:style-name="T13">Text:</text:span><text:span text:style-name="T10"> Texto</text:span></text:p>
        <text:p text:style-name="P6"><text:span text:style-name="T13">Page:</text:span><text:span text:style-name="T10"> Página</text:span></text:p>
        <text:p text:style-name="P6"><text:span text:style-name="T13">Animation: </text:span><text:span text:style-name="T10">Animação</text:span></text:p>
        <text:p text:style-name="P6"><text:span text:style-name="T14">Contains:</text:span><text:span text:style-name="T12"> Contém</text:span><text:span text:style-name="T10"> </text:span></text:p>
        <text:p text:style-name="P7"><text:span text:style-name="T13">Billions: </text:span><text:span text:style-name="T10">Bilhões</text:span></text:p>
      </text:section>
      <text:p text:style-name="P16"><text:soft-page-break/>3. Retire do texto “What can you do with computers?” as palavras repetidas.</text:p>
      <text:p text:style-name="P18"><text:span text:style-name="T24"><text:line-break/></text:span><text:span text:style-name="T19">You</text:span></text:p>
      <text:p text:style-name="P19"><text:span text:style-name="T19">A</text:span><text:span text:style-name="T17">nd</text:span></text:p>
      <text:p text:style-name="P18"><text:span text:style-name="T20">Web</text:span></text:p>
      <text:p text:style-name="P18"><text:span text:style-name="T24"/></text:p>
      <text:p text:style-name="P18"><text:span text:style-name="T24"/></text:p>
      <text:p text:style-name="P18"><text:span text:style-name="T23">4. Sobre o que é o texto do item anterior? Responda escrevendo um pequeno texto com suas próprias palavras em português ou inglês (Intermediário e Avançado).</text:span><text:span text:style-name="T32"> 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5T08:05:36.638000000</meta:creation-date>
    <dc:date>2022-04-25T09:49:02.948000000</dc:date>
    <meta:editing-duration>PT13S</meta:editing-duration>
    <meta:editing-cycles>1</meta:editing-cycles>
    <meta:document-statistic meta:table-count="0" meta:image-count="0" meta:object-count="0" meta:page-count="2" meta:paragraph-count="47" meta:word-count="239" meta:character-count="1536" meta:non-whitespace-character-count="1333"/>
    <meta:generator>LibreOffice/6.1.3.2$Windows_x86 LibreOffice_project/86daf60bf00efa86ad547e59e09d6bb77c699acb</meta:generator>
  </office:meta>
</office:document-meta>
</file>